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[CLASE 8] - 24/09/2018 - Presencial</text:h>
      <text:p text:style-name="P2"><text:a xlink:type="simple" xlink:href="http://frgp.cvg.utn.edu.ar/mod/forum/discuss.php?d=52006" text:style-name="Internet_20_link" text:visited-style-name="Visited_20_Internet_20_Link"/></text:p>
      <text:p text:style-name="Text_20_body">El día de hoy se resolvió el Modelo de Parcial en clase.</text:p>
      <text:p text:style-name="Text_20_body"/>
      <text:p text:style-name="Text_20_body">Además, se habilitó el TP Integrador de Consultas de Selección. El mismo consiste en una serie de consultas a resolver para practicar para el primer parcial.</text:p>
      <text:p text:style-name="Text_20_body">Además, con la misma base de datos deberán resolver una <text:a xlink:type="simple" xlink:href="http://frgp.cvg.utn.edu.ar/mod/quiz/view.php?id=58691" office:target-frame-name="_blank" xlink:show="new" text:style-name="Internet_20_link" text:visited-style-name="Visited_20_Internet_20_Link">Autoevaluación Obligatoria de Consultas de Selección</text:a>. La misma es necesaria aprobarla para aspirar a la promoción de la materia.</text:p>
      <text:p text:style-name="Text_20_body"/>
      <text:p text:style-name="Text_20_body">La próxima clase será el Primer Parcial de la mater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3:14:46.638000000</meta:creation-date>
    <dc:date>2018-09-25T10:30:08.021000000</dc:date>
    <meta:editing-duration>PT3S</meta:editing-duration>
    <meta:editing-cycles>1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5" meta:word-count="83" meta:character-count="486" meta:non-whitespace-character-count="408"/>
  </office:meta>
</office:document-meta>
</file>